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b9c2" officeooo:paragraph-rsid="0015b9c2"/>
    </style:style>
    <style:style style:name="P2" style:family="paragraph" style:parent-style-name="Standard" style:list-style-name="L1">
      <style:text-properties officeooo:rsid="0016b6da" officeooo:paragraph-rsid="0016b6da"/>
    </style:style>
    <style:style style:name="P3" style:family="paragraph" style:parent-style-name="Standard" style:list-style-name="L1">
      <style:text-properties officeooo:rsid="0017bd0c" officeooo:paragraph-rsid="0017bd0c"/>
    </style:style>
    <style:style style:name="P4" style:family="paragraph" style:parent-style-name="Standard" style:list-style-name="L1">
      <style:text-properties officeooo:rsid="001949fa" officeooo:paragraph-rsid="001949fa"/>
    </style:style>
    <style:style style:name="P5" style:family="paragraph" style:parent-style-name="Standard" style:list-style-name="L1">
      <style:text-properties officeooo:rsid="00196686" officeooo:paragraph-rsid="00196686"/>
    </style:style>
    <style:style style:name="P6" style:family="paragraph" style:parent-style-name="Standard" style:list-style-name="L1">
      <style:text-properties officeooo:rsid="001af4db" officeooo:paragraph-rsid="001af4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7212001894416699" text:style-name="L1">
        <text:list-item>
          <text:p text:style-name="P1">Schlagen durch wegziehen einer anderen Figur möglich</text:p>
        </text:list-item>
        <text:list-item>
          <text:p text:style-name="P1">Zick-Zack-Zug nicht möglich für 4er Steine?</text:p>
        </text:list-item>
        <text:list-item>
          <text:p text:style-name="P2">Quadrat und Wurzel?!</text:p>
        </text:list-item>
        <text:list-item>
          <text:p text:style-name="P2">Einkesseln auch mit freien feldern möglich?!</text:p>
          <text:list>
            <text:list-item>
              <text:list>
                <text:list-item>
                  <text:p text:style-name="P2">Etwa in ecke mit 1 freiem feld als dreieck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">3 Felder Zug nicht mehr möglich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Formen als Punkte sinnvoller</text:p>
          <text:list>
            <text:list-item>
              <text:list>
                <text:list-item>
                  <text:p text:style-name="P2">entweder 2/3/4 oder 2/5/10</text:p>
                </text:list-item>
              </text:list>
            </text:list-item>
          </text:list>
        </text:list-item>
        <text:list-item>
          <text:p text:style-name="P3">Bei markierter Figur Felder Zählen</text:p>
        </text:list-item>
        <text:list-item>
          <text:p text:style-name="P3">Wenn sich durch einen Zug mehrere Schlagmöglichkeiten bieten durfen diese Wahrgenommen werden</text:p>
        </text:list-item>
        <text:list-item>
          <text:p text:style-name="P4">* und / nicht möglich</text:p>
        </text:list-item>
        <text:list-item>
          <text:p text:style-name="P5">Spiel nicht zu früh abbrechen</text:p>
        </text:list-item>
        <text:list-item>
          <text:p text:style-name="P6">bei 2/5/10 max 136</text:p>
        </text:list-item>
        <text:list-item>
          <text:p text:style-name="P6">bei 2/3/4 max 7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3</meta:editing-cycles>
    <meta:generator>LibreOffice/5.1.1.3$Windows_x86 LibreOffice_project/89f508ef3ecebd2cfb8e1def0f0ba9a803b88a6d</meta:generator>
    <dc:date>2017-10-15T17:45:09.954000000</dc:date>
    <meta:document-statistic meta:table-count="0" meta:image-count="0" meta:object-count="0" meta:page-count="1" meta:paragraph-count="14" meta:word-count="94" meta:character-count="511" meta:non-whitespace-character-count="445"/>
    <meta:user-defined meta:name="Info 1"/>
    <meta:user-defined meta:name="Info 2"/>
    <meta:user-defined meta:name="Info 3"/>
    <meta:user-defined meta:name="Info 4"/>
  </office:meta>
</office:document-meta>
</file>